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2cc3" officeooo:paragraph-rsid="001c2cc3"/>
    </style:style>
    <style:style style:name="P2" style:family="paragraph" style:parent-style-name="Standard">
      <style:text-properties officeooo:rsid="001d61bf" officeooo:paragraph-rsid="001d61bf"/>
    </style:style>
    <style:style style:name="P3" style:family="paragraph" style:parent-style-name="Standard">
      <style:text-properties officeooo:rsid="001d61bf" officeooo:paragraph-rsid="001f29e2"/>
    </style:style>
    <style:style style:name="P4" style:family="paragraph" style:parent-style-name="Standard">
      <style:text-properties officeooo:rsid="001d61bf" officeooo:paragraph-rsid="0020a224"/>
    </style:style>
    <style:style style:name="P5" style:family="paragraph" style:parent-style-name="Standard">
      <style:text-properties officeooo:rsid="0020a224" officeooo:paragraph-rsid="0020a224"/>
    </style:style>
    <style:style style:name="T1" style:family="text">
      <style:text-properties officeooo:rsid="001f29e2"/>
    </style:style>
    <style:style style:name="T2" style:family="text">
      <style:text-properties officeooo:rsid="0020a2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LIBGDX kursus</text:p>
      <text:p text:style-name="P1">Simple sidescroller med tiled maps.</text:p>
      <text:p text:style-name="P1">på basis af videoerne: https://www.youtube.com/watch?v=PMiodP2q8-4</text:p>
      <text:p text:style-name="P1"/>
      <text:p text:style-name="P1">1. OPSÆTNING AF BASISPROGRAM<text:line-break/>Husk. GDX gen. at medtage Box2D</text:p>
      <text:p text:style-name="P1">Check at basis kører (husk at apple skal have VM-option på)</text:p>
      <text:p text:style-name="P1">Indtast klasserne Boot, GameScreen, Constants</text:p>
      <text:p text:style-name="P1">Check DesktopLauncher også</text:p>
      <text:p text:style-name="P1">Run: viser sort skærm</text:p>
      <text:p text:style-name="P1"/>
      <text:p text:style-name="P1">2. LAV TILES OG TILEMAP</text:p>
      <text:p text:style-name="P1">GIMP: download fra https://www.gimp.org/downloads/</text:p>
      <text:p text:style-name="P1">Lav 640x640 gennemsigtigt</text:p>
      <text:p text:style-name="P1">Billede→indstil gitter</text:p>
      <text:p text:style-name="P1">Vis→Vis gitter <text:s/><text:span text:style-name="T2">64x64</text:span></text:p>
      <text:p text:style-name="P1">Lav tiles</text:p>
      <text:p text:style-name="P1">Gem som tiles.png i Assets folder</text:p>
      <text:p text:style-name="P1">Gem xcf samme sted</text:p>
      <text:p text:style-name="P1"/>
      <text:p text:style-name="P1">Installer TILED fra <text:a xlink:type="simple" xlink:href="https://www.mapeditor.org/" text:style-name="Internet_20_link" text:visited-style-name="Visited_20_Internet_20_Link">https://www.mapeditor.org</text:a></text:p>
      <text:p text:style-name="P1">https://doc.mapeditor.org/en/stable/manual/introduction/#getting-started</text:p>
      <text:p text:style-name="P1">Start Tiled</text:p>
      <text:p text:style-name="P1">New Map<text:line-break/><text:tab/>Check Orthogonal, Right down, 64x64</text:p>
      <text:p text:style-name="P1"><text:tab/>Sæt Width=20, Height=10</text:p>
      <text:p text:style-name="P1">Save As→assets/maps/map0</text:p>
      <text:p text:style-name="P1">Klik New Tile Set</text:p>
      <text:p text:style-name="P1">Browse→tiles.png</text:p>
      <text:p text:style-name="P1">Save As→maps/tiles</text:p>
      <text:p text:style-name="P1">Ændr Tile Map1 i Layers(øv.th) til background</text:p>
      <text:p text:style-name="P1">tegn <text:span text:style-name="T2">bane </text:span>med tiles</text:p>
      <text:p text:style-name="P1">Save</text:p>
      <text:p text:style-name="P1"/>
      <text:p text:style-name="P1">Tilbage til IntelliJ</text:p>
      <text:p text:style-name="P1">Check at filerne er i assets/maps <text:s/>(map0.tmx, tiles.tsx)</text:p>
      <text:p text:style-name="P1">Lav TileMapHelper klassen</text:p>
      <text:p text:style-name="P1">tilføj til GameScreen klassen: <text:span text:style-name="T2">lnjer 24,25,41,42,51,79</text:span></text:p>
      <text:p text:style-name="P1">Run (viser tilemap)</text:p>
      <text:p text:style-name="P1"/>
      <text:p text:style-name="P1">3. GØR TILEMAP AKTIVT</text:p>
      <text:p text:style-name="P1">Start Tiled. Indlæs map</text:p>
      <text:p text:style-name="P1">Klik Layer og skab nyt Object layer</text:p>
      <text:p text:style-name="P1">Kald det ”objects”</text:p>
      <text:p text:style-name="P1">Vælg ”polygons”</text:p>
      <text:p text:style-name="P1">Hold cmd/ctrl nede og markér områderne som rektangler<text:line-break/>Save</text:p>
      <text:p text:style-name="P1"/>
      <text:p text:style-name="P1">Tilbage til IntelliJ</text:p>
      <text:p text:style-name="P1">Ændr TileMapHelper (check GameScreen): <text:span text:style-name="T2">23,25,64,74</text:span></text:p>
      <text:p text:style-name="P5"><text:soft-page-break/>GameScreen: 41, 87</text:p>
      <text:p text:style-name="P1">Box2DDebugRenderer er på</text:p>
      <text:p text:style-name="P1">Run og se at debugger har markeret området korrekt</text:p>
      <text:p text:style-name="P1"/>
      <text:p text:style-name="P1">4. ACTIONFIGURER</text:p>
      <text:p text:style-name="P2">Class BodyHelperService</text:p>
      <text:p text:style-name="P2">GameEntity abstract class</text:p>
      <text:p text:style-name="P2">Player class</text:p>
      <text:p text:style-name="P2">Ret TileMapHelper hvor player skal ind i parseMapObject</text:p>
      <text:p text:style-name="P2">Ret GameScreen med player object holder og metode</text:p>
      <text:p text:style-name="P2">TileMapHelper: fuldfør kode med gamescreen.setPlayer(new ...)</text:p>
      <text:p text:style-name="P2">Tiled åben map</text:p>
      <text:p text:style-name="P2">vælg Insert Rectangle. Tegn rektangel under ”taget”</text:p>
      <text:p text:style-name="P2">Giv navn ”player”<text:line-break/>Gem</text:p>
      <text:p text:style-name="P2">IntelliJ: game skulle kunne loade spiller<text:line-break/>Run…</text:p>
      <text:p text:style-name="P4">GameScreen: opdater kamera, <text:span text:style-name="T2">linjer 27, 35, 60, 92</text:span></text:p>
      <text:p text:style-name="P2">Run.. kamera skal nu være i midten</text:p>
      <text:p text:style-name="P2"/>
      <text:p text:style-name="P2">Gravity: gameScreen konstruktør</text:p>
      <text:p text:style-name="P3">Run.. spiller skal nu falde ned.</text:p>
      <text:p text:style-name="P3"/>
      <text:p text:style-name="P3"><text:span text:style-name="T1">5. BEVÆGELSE</text:span></text:p>
      <text:p text:style-name="P3"><text:span text:style-name="T1">GameScreen class→ update player</text:span><text:line-break/>æ<text:span text:style-name="T1">ndr gravity linje 35, </text:span><text:span text:style-name="T2">52</text:span></text:p>
      <text:p text:style-name="P3"><text:span text:style-name="T1">Player class→checkUserInput</text:span></text:p>
      <text:p text:style-name="P3"><text:span text:style-name="T1">jumpcounter</text:span></text:p>
      <text:p text:style-name="P3"><text:span text:style-name="T1">Run…<text:line-break/>spiller kan bevæge sig og hoppe højt</text:span></text:p>
      <text:p text:style-name="P5">Player class:</text:p>
      <text:p text:style-name="P3"><text:span text:style-name="T1">linje 43 setLinearVel. noget med dobbelthop</text:span></text:p>
      <text:p text:style-name="P3"><text:span text:style-name="T1">check linje 53, så man ikke hopper for højt</text:span></text:p>
      <text:p text:style-name="P3"><text:span text:style-name="T1">check linje 41 isKeyPressed→isKeyJustPressed</text:span></text:p>
      <text:p text:style-name="P3"><text:span text:style-name="T1">We stick to wall</text:span></text:p>
      <text:p text:style-name="P3"><text:span text:style-name="T1">BodyHelperService linje 21 fixtureDef.friction</text:span><text:lin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a" fo:country="DK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21:23:02.038882229</meta:creation-date>
    <dc:date>2024-03-04T17:15:51.726437862</dc:date>
    <meta:editing-duration>P1DT19H52M48S</meta:editing-duration>
    <meta:editing-cycles>4</meta:editing-cycles>
    <meta:generator>LibreOffice/7.4.0.3$MacOSX_AARCH64 LibreOffice_project/f85e47c08ddd19c015c0114a68350214f7066f5a</meta:generator>
    <meta:document-statistic meta:table-count="0" meta:image-count="0" meta:object-count="0" meta:page-count="2" meta:paragraph-count="70" meta:word-count="314" meta:character-count="2244" meta:non-whitespace-character-count="1995"/>
  </office:meta>
</office:document-meta>
</file>